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76cm" svg:stroke-color="#000000" draw:marker-start-width="0.305cm" draw:marker-end-width="0.305cm" draw:fill="none" loext:fill-use-slide-background="false" draw:textarea-horizontal-align="justify" draw:textarea-vertical-align="middle" draw:auto-grow-height="false" fo:min-height="15.018cm" fo:min-width="14.768cm" fo:padding-top="0.162cm" fo:padding-bottom="0.162cm" fo:padding-left="0.287cm" fo:padding-right="0.287cm" loext:decorative="false"/>
    </style:style>
    <style:style style:name="gr2" style:family="graphic" style:parent-style-name="standard">
      <style:graphic-properties svg:stroke-width="0.076cm" svg:stroke-color="#000000" draw:marker-start-width="0.305cm" draw:marker-end-width="0.305cm" draw:fill="none" loext:fill-use-slide-background="false" draw:textarea-horizontal-align="justify" draw:textarea-vertical-align="middle" draw:auto-grow-height="false" fo:min-height="14.243cm" fo:min-width="13.993cm" fo:padding-top="0.162cm" fo:padding-bottom="0.162cm" fo:padding-left="0.287cm" fo:padding-right="0.287cm" loext:decorative="false"/>
    </style:style>
    <style:style style:name="gr3" style:family="graphic" style:parent-style-name="objectwithoutfill">
      <style:graphic-properties svg:stroke-color="#000000" draw:fill="none" draw:textarea-vertical-align="middle" loext:decorative="false"/>
    </style:style>
    <style:style style:name="gr4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 loext:decorative="false"/>
    </style:style>
    <style:style style:name="gr5" style:family="graphic" style:parent-style-name="objectwithoutfill">
      <style:graphic-properties svg:stroke-width="0.076cm" svg:stroke-color="#000000" draw:marker-start-width="0.305cm" draw:marker-end-width="0.305cm" draw:fill="none" draw:textarea-vertical-align="middle" fo:padding-top="0.163cm" fo:padding-bottom="0.163cm" fo:padding-left="0.288cm" fo:padding-right="0.288cm" loext:decorative="false"/>
    </style:style>
    <style:style style:name="gr6" style:family="graphic" style:parent-style-name="objectwithoutfill">
      <style:graphic-properties draw:fill="none" draw:textarea-vertical-align="middle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000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1.59cm" svg:height="21.59cm" svg:x="3.175cm" svg:y="10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0.599cm" svg:height="20.599cm" svg:x="3.671cm" svg:y="11.2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3.805cm" svg:y1="21.59cm" svg:x2="14.135cm" svg:y2="21.59cm">
          <text:p/>
        </draw:line>
        <draw:line draw:style-name="gr3" draw:text-style-name="P1" draw:layer="layout" svg:x1="13.97cm" svg:y1="21.755cm" svg:x2="13.97cm" svg:y2="21.425cm">
          <text:p/>
        </draw:line>
        <draw:custom-shape draw:style-name="gr4" draw:text-style-name="P2" draw:layer="layout" svg:width="0.222cm" svg:height="0.399cm" draw:transform="skewX (-0.0132645023151569) rotate (2.61799387799149) translate (19.275cm 12.688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2" draw:layer="layout" svg:width="0.202cm" svg:height="0.404cm" draw:transform="skewX (-0.0132645023151569) rotate (2.0943951023932) translate (22.999cm 16.525cm)">
          <text:p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4" draw:text-style-name="P2" draw:layer="layout" svg:width="0.222cm" svg:height="0.433cm" draw:transform="skewX (-0.0132645023151568) rotate (1.0471975511966) translate (22.85cm 26.861cm)">
          <text:p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4" draw:text-style-name="P2" draw:layer="layout" svg:width="0.222cm" svg:height="0.453cm" draw:transform="skewX (-0.0132645023151569) translate (13.855cm 31.901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2" draw:layer="layout" svg:width="0.222cm" svg:height="0.425cm" draw:transform="skewX (-0.0132645023151569) rotate (1.5707963267949) translate (3.21cm 21.72cm)">
          <text:p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4" draw:text-style-name="P2" draw:layer="layout" svg:width="0.222cm" svg:height="0.399cm" draw:transform="skewX (-0.0132645023151569) rotate (2.0943951023932) translate (4.738cm 27.08cm)">
          <text:p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4" draw:text-style-name="P2" draw:layer="layout" svg:width="0.222cm" svg:height="0.448cm" draw:transform="skewX (-0.0132645023151569) rotate (2.61799387799149) translate (8.715cm 30.982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2" draw:layer="layout" svg:width="0.222cm" svg:height="0.438cm" draw:transform="skewX (-0.0113446401379631) rotate (0.506145483078356) translate (19.029cm 30.583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2" draw:layer="layout" svg:width="0.211cm" svg:height="0.401cm" draw:transform="skewX (-0.0113446401379631) rotate (0.506145483078356) translate (8.496cm 12.325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2" draw:layer="layout" svg:width="0.218cm" svg:height="0.402cm" draw:transform="skewX (-0.0132645023151568) rotate (1.0471975511966) translate (4.594cm 16.317cm)">
          <text:p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4" draw:text-style-name="P2" draw:layer="layout" svg:width="0.198cm" svg:height="0.39cm" svg:x="13.871cm" svg:y="10.83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2" draw:layer="layout" svg:width="0.198cm" svg:height="0.424cm" draw:transform="rotate (1.5707963267949) translate (24.305cm 21.705cm)">
          <text:p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line draw:style-name="gr5" draw:text-style-name="P1" draw:layer="layout" svg:x1="12.92cm" svg:y1="31.823cm" svg:x2="12.867cm" svg:y2="32.302cm">
          <text:p/>
        </draw:line>
        <draw:line draw:style-name="gr5" draw:text-style-name="P1" draw:layer="layout" svg:x1="11.861cm" svg:y1="31.671cm" svg:x2="11.755cm" svg:y2="32.165cm">
          <text:p/>
        </draw:line>
        <draw:line draw:style-name="gr5" draw:text-style-name="P1" draw:layer="layout" svg:x1="10.67cm" svg:y1="31.85cm" svg:x2="10.817cm" svg:y2="31.39cm">
          <text:p/>
        </draw:line>
        <draw:line draw:style-name="gr5" draw:text-style-name="P1" draw:layer="layout" svg:x1="9.811cm" svg:y1="31.004cm" svg:x2="9.614cm" svg:y2="31.447cm">
          <text:p/>
        </draw:line>
        <draw:line draw:style-name="gr5" draw:text-style-name="P1" draw:layer="layout" svg:x1="7.938cm" svg:y1="29.939cm" svg:x2="7.66cm" svg:y2="30.32cm">
          <text:p/>
        </draw:line>
        <draw:line draw:style-name="gr5" draw:text-style-name="P1" draw:layer="layout" svg:x1="6.786cm" svg:y1="29.608cm" svg:x2="7.092cm" svg:y2="29.269cm">
          <text:p/>
        </draw:line>
        <draw:line draw:style-name="gr5" draw:text-style-name="P1" draw:layer="layout" svg:x1="5.986cm" svg:y1="28.813cm" svg:x2="6.323cm" svg:y2="28.509cm">
          <text:p/>
        </draw:line>
        <draw:line draw:style-name="gr5" draw:text-style-name="P1" draw:layer="layout" svg:x1="5.276cm" svg:y1="27.939cm" svg:x2="5.64cm" svg:y2="27.673cm">
          <text:p/>
        </draw:line>
        <draw:line draw:style-name="gr5" draw:text-style-name="P1" draw:layer="layout" svg:x1="4.145cm" svg:y1="25.989cm" svg:x2="4.56cm" svg:y2="25.804cm">
          <text:p/>
        </draw:line>
        <draw:line draw:style-name="gr5" draw:text-style-name="P1" draw:layer="layout" svg:x1="3.739cm" svg:y1="24.936cm" svg:x2="4.167cm" svg:y2="24.796cm">
          <text:p/>
        </draw:line>
        <draw:line draw:style-name="gr5" draw:text-style-name="P1" draw:layer="layout" svg:x1="3.44cm" svg:y1="23.849cm" svg:x2="3.88cm" svg:y2="23.754cm">
          <text:p/>
        </draw:line>
        <draw:line draw:style-name="gr5" draw:text-style-name="P1" draw:layer="layout" svg:x1="3.264cm" svg:y1="22.735cm" svg:x2="3.712cm" svg:y2="22.686cm">
          <text:p/>
        </draw:line>
        <draw:line draw:style-name="gr5" draw:text-style-name="P1" draw:layer="layout" svg:x1="3.252cm" svg:y1="20.479cm" svg:x2="3.69cm" svg:y2="20.527cm">
          <text:p/>
        </draw:line>
        <draw:line draw:style-name="gr5" draw:text-style-name="P1" draw:layer="layout" svg:x1="3.438cm" svg:y1="19.367cm" svg:x2="3.868cm" svg:y2="19.459cm">
          <text:p/>
        </draw:line>
        <draw:line draw:style-name="gr5" draw:text-style-name="P1" draw:layer="layout" svg:x1="3.726cm" svg:y1="18.274cm" svg:x2="4.138cm" svg:y2="18.41cm">
          <text:p/>
        </draw:line>
        <draw:line draw:style-name="gr5" draw:text-style-name="P1" draw:layer="layout" svg:x1="4.13cm" svg:y1="17.221cm" svg:x2="4.522cm" svg:y2="17.397cm">
          <text:p/>
        </draw:line>
        <draw:line draw:style-name="gr5" draw:text-style-name="P1" draw:layer="layout" svg:x1="5.254cm" svg:y1="15.268cm" svg:x2="5.599cm" svg:y2="15.518cm">
          <text:p/>
        </draw:line>
        <draw:line draw:style-name="gr5" draw:text-style-name="P1" draw:layer="layout" svg:x1="5.964cm" svg:y1="14.391cm" svg:x2="6.273cm" svg:y2="14.672cm">
          <text:p/>
        </draw:line>
        <draw:line draw:style-name="gr5" draw:text-style-name="P1" draw:layer="layout" svg:x1="6.759cm" svg:y1="13.59cm" svg:x2="7.047cm" svg:y2="13.911cm">
          <text:p/>
        </draw:line>
        <draw:line draw:style-name="gr6" draw:text-style-name="P1" draw:layer="layout" svg:x1="7.633cm" svg:y1="12.877cm" svg:x2="7.888cm" svg:y2="13.227cm">
          <text:p/>
        </draw:line>
        <draw:line draw:style-name="gr5" draw:text-style-name="P1" draw:layer="layout" svg:x1="9.583cm" svg:y1="11.739cm" svg:x2="9.764cm" svg:y2="12.147cm">
          <text:p/>
        </draw:line>
        <draw:line draw:style-name="gr5" draw:text-style-name="P1" draw:layer="layout" svg:x1="10.64cm" svg:y1="11.345cm" svg:x2="10.772cm" svg:y2="11.748cm">
          <text:p/>
        </draw:line>
        <draw:line draw:style-name="gr5" draw:text-style-name="P1" draw:layer="layout" svg:x1="11.729cm" svg:y1="11.05cm" svg:x2="11.819cm" svg:y2="11.476cm">
          <text:p/>
        </draw:line>
        <draw:line draw:style-name="gr5" draw:text-style-name="P1" draw:layer="layout" svg:x1="12.846cm" svg:y1="10.877cm" svg:x2="12.888cm" svg:y2="11.29cm">
          <text:p/>
        </draw:line>
        <draw:line draw:style-name="gr5" draw:text-style-name="P1" draw:layer="layout" svg:x1="15.126cm" svg:y1="10.875cm" svg:x2="15.082cm" svg:y2="11.302cm">
          <text:p/>
        </draw:line>
        <draw:line draw:style-name="gr5" draw:text-style-name="P1" draw:layer="layout" svg:x1="16.239cm" svg:y1="11.065cm" svg:x2="16.15cm" svg:y2="11.474cm">
          <text:p/>
        </draw:line>
        <draw:line draw:style-name="gr5" draw:text-style-name="P1" draw:layer="layout" svg:x1="17.326cm" svg:y1="11.358cm" svg:x2="17.195cm" svg:y2="11.759cm">
          <text:p/>
        </draw:line>
        <draw:line draw:style-name="gr5" draw:text-style-name="P1" draw:layer="layout" svg:x1="18.375cm" svg:y1="11.768cm" svg:x2="18.207cm" svg:y2="12.146cm">
          <text:p/>
        </draw:line>
        <draw:line draw:style-name="gr5" draw:text-style-name="P1" draw:layer="layout" svg:x1="20.319cm" svg:y1="12.894cm" svg:x2="20.075cm" svg:y2="13.231cm">
          <text:p/>
        </draw:line>
        <draw:line draw:style-name="gr5" draw:text-style-name="P1" draw:layer="layout" svg:x1="21.192cm" svg:y1="13.608cm" svg:x2="20.912cm" svg:y2="13.917cm">
          <text:p/>
        </draw:line>
        <draw:line draw:style-name="gr5" draw:text-style-name="P1" draw:layer="layout" svg:x1="21.989cm" svg:y1="14.401cm" svg:x2="21.671cm" svg:y2="14.689cm">
          <text:p/>
        </draw:line>
        <draw:line draw:style-name="gr5" draw:text-style-name="P1" draw:layer="layout" svg:x1="22.352cm" svg:y1="15.531cm" svg:x2="22.693cm" svg:y2="15.282cm">
          <text:p/>
        </draw:line>
        <draw:line draw:style-name="gr6" draw:text-style-name="P1" draw:layer="layout" svg:x1="23.423cm" svg:y1="17.404cm" svg:x2="23.817cm" svg:y2="17.229cm">
          <text:p/>
        </draw:line>
        <draw:line draw:style-name="gr5" draw:text-style-name="P1" draw:layer="layout" svg:x1="23.423cm" svg:y1="17.404cm" svg:x2="23.823cm" svg:y2="17.226cm">
          <text:p/>
        </draw:line>
        <draw:line draw:style-name="gr5" draw:text-style-name="P1" draw:layer="layout" svg:x1="23.811cm" svg:y1="18.413cm" svg:x2="24.211cm" svg:y2="18.283cm">
          <text:p/>
        </draw:line>
        <draw:line draw:style-name="gr5" draw:text-style-name="P1" draw:layer="layout" svg:x1="24.081cm" svg:y1="19.461cm" svg:x2="24.503cm" svg:y2="19.371cm">
          <text:p/>
        </draw:line>
        <draw:line draw:style-name="gr5" draw:text-style-name="P1" draw:layer="layout" svg:x1="24.25cm" svg:y1="20.529cm" svg:x2="24.683cm" svg:y2="20.482cm">
          <text:p/>
        </draw:line>
        <draw:line draw:style-name="gr5" draw:text-style-name="P1" draw:layer="layout" svg:x1="24.24cm" svg:y1="22.685cm" svg:x2="24.68cm" svg:y2="22.73cm">
          <text:p/>
        </draw:line>
        <draw:line draw:style-name="gr6" draw:text-style-name="P1" draw:layer="layout" svg:x1="24.063cm" svg:y1="23.75cm" svg:x2="24.499cm" svg:y2="23.842cm">
          <text:p/>
        </draw:line>
        <draw:line draw:style-name="gr5" draw:text-style-name="P1" draw:layer="layout" svg:x1="24.058cm" svg:y1="23.748cm" svg:x2="24.499cm" svg:y2="23.842cm">
          <text:p/>
        </draw:line>
        <draw:line draw:style-name="gr5" draw:text-style-name="P1" draw:layer="layout" svg:x1="23.784cm" svg:y1="24.792cm" svg:x2="24.204cm" svg:y2="24.928cm">
          <text:p/>
        </draw:line>
        <draw:line draw:style-name="gr5" draw:text-style-name="P1" draw:layer="layout" svg:x1="23.391cm" svg:y1="25.796cm" svg:x2="23.805cm" svg:y2="25.981cm">
          <text:p/>
        </draw:line>
        <draw:line draw:style-name="gr5" draw:text-style-name="P1" draw:layer="layout" svg:x1="22.305cm" svg:y1="27.653cm" svg:x2="22.673cm" svg:y2="27.926cm">
          <text:p/>
        </draw:line>
        <draw:line draw:style-name="gr5" draw:text-style-name="P1" draw:layer="layout" svg:x1="21.628cm" svg:y1="28.494cm" svg:x2="21.969cm" svg:y2="28.801cm">
          <text:p/>
        </draw:line>
        <draw:line draw:style-name="gr5" draw:text-style-name="P1" draw:layer="layout" svg:x1="20.863cm" svg:y1="29.253cm" svg:x2="21.169cm" svg:y2="29.592cm">
          <text:p/>
        </draw:line>
        <draw:line draw:style-name="gr5" draw:text-style-name="P1" draw:layer="layout" svg:x1="20.027cm" svg:y1="29.932cm" svg:x2="20.296cm" svg:y2="30.303cm">
          <text:p/>
        </draw:line>
        <draw:line draw:style-name="gr5" draw:text-style-name="P1" draw:layer="layout" svg:x1="18.16cm" svg:y1="31.004cm" svg:x2="18.348cm" svg:y2="31.425cm">
          <text:p/>
        </draw:line>
        <draw:line draw:style-name="gr5" draw:text-style-name="P1" draw:layer="layout" svg:x1="17.152cm" svg:y1="31.379cm" svg:x2="17.299cm" svg:y2="31.832cm">
          <text:p/>
        </draw:line>
        <draw:line draw:style-name="gr5" draw:text-style-name="P1" draw:layer="layout" svg:x1="16.112cm" svg:y1="31.667cm" svg:x2="16.21cm" svg:y2="32.127cm">
          <text:p/>
        </draw:line>
        <draw:line draw:style-name="gr5" draw:text-style-name="P1" draw:layer="layout" svg:x1="15.049cm" svg:y1="31.831cm" svg:x2="15.099cm" svg:y2="32.30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43.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3-31T14:50:38.697000000</meta:creation-date>
    <dc:date>2025-04-01T13:34:25.330000000</dc:date>
    <meta:editing-duration>PT21H30M32S</meta:editing-duration>
    <meta:editing-cycles>109</meta:editing-cycles>
    <meta:generator>LibreOffice/24.8.5.2$Windows_x86 LibreOffice_project/fddf2685c70b461e7832239a0162a77216259f22</meta:generator>
    <meta:document-statistic meta:object-count="66"/>
  </office:meta>
</office:document-meta>
</file>